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29cm"/>
    </style:style>
    <style:style style:name="co3" style:family="table-column">
      <style:table-column-properties fo:break-before="auto" style:column-width="10.172cm"/>
    </style:style>
    <style:style style:name="co4" style:family="table-column">
      <style:table-column-properties fo:break-before="auto" style:column-width="2.847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2.653cm"/>
    </style:style>
    <style:style style:name="co7" style:family="table-column">
      <style:table-column-properties fo:break-before="auto" style:column-width="11.252cm"/>
    </style:style>
    <style:style style:name="co8" style:family="table-column">
      <style:table-column-properties fo:break-before="auto" style:column-width="0.967cm"/>
    </style:style>
    <style:style style:name="co9" style:family="table-column">
      <style:table-column-properties fo:break-before="auto" style:column-width="0.275cm"/>
    </style:style>
    <style:style style:name="co11" style:family="table-column">
      <style:table-column-properties fo:break-before="auto" style:column-width="4.17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99" fo:border-left="none" fo:border-right="none" fo:border-top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_30__5f_Abandoned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_30__5f_Deprecated">
      <style:text-properties fo:font-weight="bold" style:font-weight-asian="bold" style:font-weight-complex="bold"/>
    </style:style>
    <style:style style:name="ce5" style:family="table-cell" style:parent-style-name="_30__5f_NotImplemented">
      <style:text-properties fo:font-weight="bold" style:font-weight-asian="bold" style:font-weight-complex="bold"/>
    </style:style>
    <style:style style:name="ce6" style:family="table-cell" style:parent-style-name="_30__5f_PartiallyImplemented">
      <style:text-properties fo:font-weight="bold" style:font-weight-asian="bold" style:font-weight-complex="bold"/>
    </style:style>
    <style:style style:name="ce7" style:family="table-cell" style:parent-style-name="_30__5f_Working">
      <style:text-properties fo:font-weight="bold" style:font-weight-asian="bold" style:font-weight-complex="bold"/>
    </style:style>
    <style:style style:name="ce8" style:family="table-cell" style:parent-style-name="Default">
      <style:map style:condition="cell-content()=&quot;&quot;" style:apply-style-name="_30__5f_Void" style:base-cell-address="Feuille1.C14"/>
      <style:map style:condition="cell-content()=1" style:apply-style-name="_30__5f_PartiallyImplemented" style:base-cell-address="Feuille1.C14"/>
      <style:map style:condition="cell-content()=2" style:apply-style-name="_30__5f_Working" style:base-cell-address="Feuille1.C14"/>
      <style:map style:condition="cell-content()=-1" style:apply-style-name="_30__5f_Deprecated" style:base-cell-address="Feuille1.C14"/>
      <style:map style:condition="cell-content()=-2" style:apply-style-name="_30__5f_Abandoned" style:base-cell-address="Feuille1.C14"/>
      <style:map style:condition="cell-content()=0" style:apply-style-name="_30__5f_NotImplemented" style:base-cell-address="Feuille1.C14"/>
      <style:map style:condition="cell-content()=&quot;&quot;" style:apply-style-name="Default" style:base-cell-address="Feuille1.C14"/>
    </style:style>
    <style:style style:name="ce9" style:family="table-cell" style:parent-style-name="Default">
      <style:map style:condition="cell-content()=&quot;&quot;" style:apply-style-name="_30__5f_Void" style:base-cell-address="Feuille1.C14"/>
      <style:map style:condition="cell-content()=1" style:apply-style-name="_30__5f_PartiallyImplemented" style:base-cell-address="Feuille1.C14"/>
      <style:map style:condition="cell-content()=2" style:apply-style-name="_30__5f_Working" style:base-cell-address="Feuille1.C14"/>
      <style:map style:condition="cell-content()=-1" style:apply-style-name="_30__5f_Deprecated" style:base-cell-address="Feuille1.C14"/>
      <style:map style:condition="cell-content()=-2" style:apply-style-name="_30__5f_Abandoned" style:base-cell-address="Feuille1.C14"/>
      <style:map style:condition="cell-content()=0" style:apply-style-name="_30__5f_NotImplemented" style:base-cell-address="Feuille1.C14"/>
      <style:map style:condition="cell-content()=&quot;&quot;" style:apply-style-name="Default" style:base-cell-address="Feuille1.C14"/>
    </style:style>
    <style:style style:name="ce10" style:family="table-cell" style:parent-style-name="Default">
      <style:map style:condition="cell-content()=&quot;&quot;" style:apply-style-name="_30__5f_Void" style:base-cell-address="Feuille1.C14"/>
      <style:map style:condition="cell-content()=1" style:apply-style-name="_30__5f_PartiallyImplemented" style:base-cell-address="Feuille1.C14"/>
      <style:map style:condition="cell-content()=2" style:apply-style-name="_30__5f_Working" style:base-cell-address="Feuille1.C14"/>
      <style:map style:condition="cell-content()=-1" style:apply-style-name="_30__5f_Deprecated" style:base-cell-address="Feuille1.C14"/>
      <style:map style:condition="cell-content()=-2" style:apply-style-name="_30__5f_Abandoned" style:base-cell-address="Feuille1.C14"/>
      <style:map style:condition="cell-content()=0" style:apply-style-name="_30__5f_NotImplemented" style:base-cell-address="Feuille1.C14"/>
      <style:map style:condition="cell-content()=&quot;&quot;" style:apply-style-name="Default" style:base-cell-address="Feuille1.C14"/>
    </style:style>
    <style:style style:name="ce11" style:family="table-cell" style:parent-style-name="Default">
      <style:map style:condition="cell-content()=0" style:apply-style-name="_30__5f_NotImplemented" style:base-cell-address="Feuille1.B4"/>
      <style:map style:condition="cell-content()=1" style:apply-style-name="_30__5f_PartiallyImplemented" style:base-cell-address="Feuille1.B4"/>
      <style:map style:condition="cell-content()=2" style:apply-style-name="_30__5f_Working" style:base-cell-address="Feuille1.B4"/>
      <style:map style:condition="cell-content()=-1" style:apply-style-name="_30__5f_Deprecated" style:base-cell-address="Feuille1.B4"/>
      <style:map style:condition="cell-content()=-2" style:apply-style-name="_30__5f_Abandoned" style:base-cell-address="Feuille1.B4"/>
      <style:map style:condition="cell-content()=&quot;&quot;" style:apply-style-name="_30__5f_Void" style:base-cell-address="Feuille1.B4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1015" table:default-cell-style-name="Default"/>
        <table:table-row table:style-name="ro3">
          <table:table-cell table:style-name="ce1"/>
          <table:table-cell table:style-name="ce1" office:value-type="string">
            <text:p>GHTopo functionnalities matrix</text:p>
          </table:table-cell>
          <table:table-cell table:style-name="ce1" table:number-columns-repeated="102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ce2"/>
          <table:table-cell table:style-name="ce3" office:value-type="string">
            <text:p>Abandoned or never will implemented</text:p>
          </table:table-cell>
          <table:table-cell table:style-name="ce3" table:number-columns-repeated="1022"/>
        </table:table-row>
        <table:table-row table:style-name="ro5">
          <table:table-cell table:style-name="ce3" table:number-columns-repeated="1024"/>
        </table:table-row>
        <table:table-row table:style-name="ro4">
          <table:table-cell table:style-name="ce4"/>
          <table:table-cell table:style-name="ce3" office:value-type="string">
            <text:p>Working but Deprecated</text:p>
          </table:table-cell>
          <table:table-cell table:style-name="ce3" table:number-columns-repeated="1022"/>
        </table:table-row>
        <table:table-row table:style-name="ro5">
          <table:table-cell table:style-name="ce3" table:number-columns-repeated="1024"/>
        </table:table-row>
        <table:table-row table:style-name="ro4">
          <table:table-cell table:style-name="ce5"/>
          <table:table-cell table:style-name="ce3" office:value-type="string">
            <text:p>Not implemented</text:p>
          </table:table-cell>
          <table:table-cell table:style-name="ce3" table:number-columns-repeated="1022"/>
        </table:table-row>
        <table:table-row table:style-name="ro5">
          <table:table-cell table:style-name="ce3" table:number-columns-repeated="1024"/>
        </table:table-row>
        <table:table-row table:style-name="ro4">
          <table:table-cell table:style-name="ce6"/>
          <table:table-cell table:style-name="ce3" office:value-type="string">
            <text:p>Partially implemented</text:p>
          </table:table-cell>
          <table:table-cell table:style-name="ce3" table:number-columns-repeated="1022"/>
        </table:table-row>
        <table:table-row table:style-name="ro5">
          <table:table-cell table:style-name="ce3" table:number-columns-repeated="1024"/>
        </table:table-row>
        <table:table-row table:style-name="ro4">
          <table:table-cell table:style-name="ce7"/>
          <table:table-cell table:style-name="ce3" office:value-type="string">
            <text:p>Working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ce3" table:number-columns-repeated="2"/>
          <table:table-cell table:style-name="ce3" office:value-type="string">
            <text:p>Free-Pascal</text:p>
          </table:table-cell>
          <table:table-cell table:style-name="ce3" office:value-type="string">
            <text:p>Java</text:p>
          </table:table-cell>
          <table:table-cell table:style-name="ce3" office:value-type="string">
            <text:p>Python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_30__5f_Objets" office:value-type="string">
            <text:p>I. TtoporobotStructure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Memory database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Load XTB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Load XML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Load Text</text:p>
          </table:table-cell>
          <table:table-cell table:style-name="ce8" office:value-type="float" office:value="-1">
            <text:p>-1</text:p>
          </table:table-cell>
          <table:table-cell table:number-columns-repeated="2" table:style-name="ce8" office:value-type="float" office:value="-2">
            <text:p>-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Save XTB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ave Tab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-2">
            <text:p>-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ave XML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Sorting Code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orting Expe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orting Serie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 table:number-rows-repeated="4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table:style-name="_30__5f_Objets" office:value-type="string">
            <text:p>II. Calculation code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Finding Junctions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Incidence Matrix R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Compensation Matrix B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olving Matrix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Ponderation Matrix W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Nodes Coordinates</text:p>
          </table:table-cell>
          <table:table-cell table:style-name="ce10" table:formula="of:=[.C39]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Repartition in branches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Making walls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Types of shot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2" table:number-rows-repeated="4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table:style-name="_30__5f_Objets" office:value-type="string">
            <text:p>III. TtableEntites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Memory database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Auxiliary table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Locate station by X, Y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MetaFiltre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ort by depth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Parsing rose diagram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Parsing depth diagram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OSM Export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Coloring by depth gradient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ort by date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ort by depth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ort by series/station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GHCaveDraw Export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6">
          <table:table-cell/>
          <table:table-cell table:style-name="_30__5f_Objets" office:value-type="string">
            <text:p>IV. TPalette256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CreateTOPOROBOTPalette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CreateACADPalette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CreateWeb216</text:p>
          </table:table-cell>
          <table:table-cell table:number-columns-repeated="2" table:style-name="ce8" office:value-type="float" office:value="-1">
            <text:p>-1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CreateGrayScale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SavePalette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LoadPalette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9"/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table:style-name="_30__5f_Objets" office:value-type="string">
            <text:p>V. 2D View</text:p>
          </table:table-cell>
          <table:table-cell table:number-columns-repeated="3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Metafiltre support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Centerlines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CrossSections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Entrance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Walls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ills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ilhouette ( = combined Walls + Fills)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Station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IDStations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Junctions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IDJunctions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Quadrille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Getting near station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Zoom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Pan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MetaFiltre (TextBox)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MetaFiltre (by mouse selection and popup menu) 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9"/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By Reseaux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By Secteur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By Seance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Depth gradient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Gray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 table:number-rows-repeated="4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table:style-name="_30__5f_Objets" office:value-type="string">
            <text:p>VI. 3D View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Auto adjust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Hidden Faces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Rotation by widgets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Rotation by mouse drag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Magnification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Extraction by MetaFiltre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6">
          <table:table-cell/>
          <table:table-cell table:style-name="_30__5f_Objets" office:value-type="string">
            <text:p>VII. UI Frontal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Lateral List with owner draw item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Add items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Remove Items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Modify Reseaux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Modify Secteurs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Modify Codes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Modify Expes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Modify Serie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Modify Antenna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TcadreReseau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TcadreSecteur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TcadreCod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TcadreExp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TcadreSeri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TcadreAntenne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table:style-name="_30__5f_Objets" office:value-type="string">
            <text:p>VIII. Calculator / Converter tool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Expressions evaluator</text:p>
          </table:table-cell>
          <table:table-cell table:number-columns-repeated="3" table:style-name="ce8" office:value-type="float" office:value="2">
            <text:p>2</text:p>
          </table:table-cell>
          <table:table-cell office:value-type="string">
            <text:p>Python version uses internal function « eval() »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Coordinates converter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office:value-type="string">
            <text:p>EPSG standard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Mass conversions by gri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Magnetic declinations WMM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Magnetic declinations IGRF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table:style-name="_30__5f_Objets" office:value-type="string">
            <text:p>IX. Selections in list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Status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/>
          <table:table-cell table:number-columns-repeated="1019"/>
        </table:table-row>
        <table:table-row table:style-name="ro4">
          <table:table-cell/>
          <table:table-cell office:value-type="string">
            <text:p>Owner draw item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table:style-name="_30__5f_Objets" office:value-type="string">
            <text:p>X. Printing center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-2">
            <text:p>-2</text:p>
          </table:table-cell>
          <table:table-cell table:style-name="ce9"/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table:style-name="_30__5f_Objets" office:value-type="string">
            <text:p>XI. Graphic export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4">
          <table:table-cell/>
          <table:table-cell office:value-type="string">
            <text:p>SVG Export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ODG Export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KML Export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OSM Export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 table:number-rows-repeated="45">
          <table:table-cell table:number-columns-repeated="2"/>
          <table:table-cell table:style-name="ce9" table:number-columns-repeated="3"/>
          <table:table-cell table:number-columns-repeated="1019"/>
        </table:table-row>
        <table:table-row table:style-name="ro2" table:number-rows-repeated="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5f_NotImplemented" style:display-name="0_NotImplemented" style:family="table-cell" style:parent-style-name="Default">
      <style:table-cell-properties fo:background-color="#ff0000" fo:border="0.06pt solid #000000"/>
    </style:style>
    <style:style style:name="_30__5f_PartiallyImplemented" style:display-name="0_PartiallyImplemented" style:family="table-cell" style:parent-style-name="Default">
      <style:table-cell-properties fo:background-color="#ffcc99" fo:border="0.06pt solid #000000"/>
    </style:style>
    <style:style style:name="_30__5f_Working" style:display-name="0_Working" style:family="table-cell" style:parent-style-name="Default">
      <style:table-cell-properties fo:background-color="#00ff00" fo:border="0.06pt solid #000000"/>
    </style:style>
    <style:style style:name="_30__5f_Deprecated" style:display-name="0_Deprecated" style:family="table-cell" style:parent-style-name="Default">
      <style:table-cell-properties fo:background-color="#00dcff" fo:border="0.06pt solid #000000"/>
    </style:style>
    <style:style style:name="_30__5f_Abandoned" style:display-name="0_Abandoned" style:family="table-cell" style:parent-style-name="Default">
      <style:table-cell-properties fo:background-color="#9966cc" fo:border="0.06pt solid #000000"/>
    </style:style>
    <style:style style:name="_30__5f_Void" style:display-name="0_Void" style:family="table-cell" style:parent-style-name="Default">
      <style:table-cell-properties fo:background-color="#e6e6e6" fo:border="0.06pt solid #000000"/>
    </style:style>
    <style:style style:name="_30__5f_Objets" style:display-name="0_Objets" style:family="table-cell" style:parent-style-name="Default">
      <style:table-cell-properties fo:border-bottom="0.06pt solid #000000" fo:background-color="#ffff99" fo:border-left="none" fo:border-right="none" fo:border-top="none"/>
      <style:text-properties fo:font-size="10.5pt" fo:font-weight="bold"/>
    </style:style>
    <style:style style:name="Sans_20_nom1" style:display-name="Sans nom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14:35:04.87</meta:creation-date>
    <dc:date>2014-08-22T17:51:02.96</dc:date>
    <meta:editing-duration>PT1H9M33S</meta:editing-duration>
    <meta:editing-cycles>14</meta:editing-cycles>
    <meta:generator>LibreOffice/3.5$Windows_x86 LibreOffice_project/3215f89-f603614-ab984f2-7348103-1225a5b</meta:generator>
    <meta:document-statistic meta:table-count="3" meta:cell-count="380" meta:object-count="0"/>
  </office:meta>
</office:document-meta>
</file>